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text-properties style:font-name="Liberation Serif" style:font-name-asian="Liberation Serif" style:font-name-complex="Liberation Serif" fo:font-size="10pt" style:font-size-asian="10pt" style:font-size-complex="10pt" style:font-family-generic="roman"/>
    </style:style>
    <style:style style:name="ce3"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style:style>
    <style:style style:name="ce4" style:family="table-cell" style:parent-style-name="Default" style:data-style-name="N0">
      <style:table-cell-properties style:vertical-align="top" fo:wrap-option="wrap" fo:background-color="#FFFF00" style:repeat-content="false"/>
      <style:paragraph-properties fo:text-align="start" fo:margin-left="0cm"/>
      <style:text-properties fo:color="#000000" style:font-name="Arial" style:font-name-asian="Arial" style:font-name-complex="Arial"/>
    </style:style>
    <style:style style:name="co1" style:family="table-column">
      <style:table-column-properties fo:break-before="auto" style:column-width="4.86833333333333cm"/>
    </style:style>
    <style:style style:name="co2" style:family="table-column">
      <style:table-column-properties fo:break-before="auto" style:column-width="5.45041666666667cm"/>
    </style:style>
    <style:style style:name="co3" style:family="table-column">
      <style:table-column-properties fo:break-before="auto" style:column-width="5.794375cm" style:use-optimal-column-width="true"/>
    </style:style>
    <style:style style:name="co4" style:family="table-column">
      <style:table-column-properties fo:break-before="auto" style:column-width="4.41854166666667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2.936875cm" style:use-optimal-column-width="true"/>
    </style:style>
    <style:style style:name="co7" style:family="table-column">
      <style:table-column-properties fo:break-before="auto" style:column-width="54.1072916666667cm" style:use-optimal-column-width="true"/>
    </style:style>
    <style:style style:name="co8"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12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5" table:default-cell-style-name="ce1"/>
        <table:table-row table:style-name="ro1">
          <table:table-cell office:value-type="string" table:style-name="ce3">
            <text:p>idpregrado</text:p>
          </table:table-cell>
          <table:table-cell office:value-type="string" table:style-name="ce3">
            <text:p>nombre</text:p>
          </table:table-cell>
          <table:table-cell office:value-type="string" table:style-name="ce3">
            <text:p>precio</text:p>
          </table:table-cell>
          <table:table-cell office:value-type="string" table:style-name="ce3">
            <text:p>iduniversidad</text:p>
          </table:table-cell>
          <table:table-cell office:value-type="string" table:style-name="ce3">
            <text:p>titulo</text:p>
          </table:table-cell>
          <table:table-cell office:value-type="string" table:style-name="ce3">
            <text:p>disciplina</text:p>
          </table:table-cell>
          <table:table-cell office:value-type="string" table:style-name="ce3">
            <text:p>duracion</text:p>
          </table:table-cell>
          <table:table-cell office:value-type="string" table:style-name="ce3">
            <text:p>salariopromedio</text:p>
          </table:table-cell>
          <table:table-cell office:value-type="string" table:style-name="ce3">
            <text:p>descripcion</text:p>
          </table:table-cell>
          <table:table-cell table:number-columns-repeated="16375"/>
        </table:table-row>
        <table:table-row table:style-name="ro2">
          <table:table-cell office:value-type="float" office:value="1" table:style-name="ce3">
            <text:p>1</text:p>
          </table:table-cell>
          <table:table-cell office:value-type="string" table:style-name="ce3">
            <text:p>Administracion de Empresas</text:p>
          </table:table-cell>
          <table:table-cell office:value-type="float" office:value="5073000" table:style-name="ce3">
            <text:p>5073000</text:p>
          </table:table-cell>
          <table:table-cell office:value-type="float" office:value="4" table:style-name="ce3">
            <text:p>4</text:p>
          </table:table-cell>
          <table:table-cell office:value-type="string" table:style-name="ce3">
            <text:p>Administrador de Empresas</text:p>
          </table:table-cell>
          <table:table-cell office:value-type="string" table:style-name="ce3">
            <text:p>Administrativas</text:p>
          </table:table-cell>
          <table:table-cell office:value-type="float" office:value="10" table:style-name="ce3">
            <text:p>10</text:p>
          </table:table-cell>
          <table:table-cell table:style-name="ce4"/>
          <table:table-cell office:value-type="string" table:style-name="ce3">
            <text:p>La Universidad CES, con su programa de pregrado en Administración de Empresas tiene como propósito formar integralmente profesionales en administración de empresas capaces de evaluar y atender las necesidades de distintos sectores económicos, con criterios de responsabilidad y sensibilidad social.</text:p>
          </table:table-cell>
          <table:table-cell table:number-columns-repeated="16375"/>
        </table:table-row>
        <table:table-row table:style-name="ro3">
          <table:table-cell office:value-type="float" office:value="2" table:style-name="ce3">
            <text:p>2</text:p>
          </table:table-cell>
          <table:table-cell office:value-type="string" table:style-name="ce3">
            <text:p>Biología</text:p>
          </table:table-cell>
          <table:table-cell office:value-type="float" office:value="5178000" table:style-name="ce3">
            <text:p>5178000</text:p>
          </table:table-cell>
          <table:table-cell office:value-type="float" office:value="4" table:style-name="ce3">
            <text:p>4</text:p>
          </table:table-cell>
          <table:table-cell office:value-type="string" table:style-name="ce3">
            <text:p>Biologo</text:p>
          </table:table-cell>
          <table:table-cell office:value-type="string" table:style-name="ce3">
            <text:p>Ciencias naturales y matemáticas</text:p>
          </table:table-cell>
          <table:table-cell office:value-type="float" office:value="10" table:style-name="ce3">
            <text:p>10</text:p>
          </table:table-cell>
          <table:table-cell office:value-type="float" office:value="2324500" table:style-name="ce3">
            <text:p>2324500</text:p>
          </table:table-cell>
          <table:table-cell office:value-type="string" table:style-name="ce3">
            <text:p>Un biólogo es un profesional dedicado al estudio de la vida, con altos estándares académicos y científicos, sensible, apasionado por lo que hace, socialmente comprometido y conocedor de los fundamentos básicos y aplicados de la biología, con destrezas en las diferentes técnicas y metodologías que le permiten:Crear, liderar, <text:s/>y desempeñarse en laboratorios, empresas e instituciones científicas públicas y privadas que apliquen los conocimientos de la Biología en el estudio, diagnóstico y control de enfermedades, biotecnología, control biológico, bioprospección, estudios de impacto ambiental y <text:s/>conservación de la biodiversidad.</text:p>
          </table:table-cell>
          <table:table-cell table:number-columns-repeated="16375"/>
        </table:table-row>
        <table:table-row table:style-name="ro2">
          <table:table-cell office:value-type="float" office:value="3" table:style-name="ce3">
            <text:p>3</text:p>
          </table:table-cell>
          <table:table-cell office:value-type="string" table:style-name="ce3">
            <text:p>Derecho</text:p>
          </table:table-cell>
          <table:table-cell office:value-type="float" office:value="5073000" table:style-name="ce3">
            <text:p>5073000</text:p>
          </table:table-cell>
          <table:table-cell office:value-type="float" office:value="4" table:style-name="ce3">
            <text:p>4</text:p>
          </table:table-cell>
          <table:table-cell office:value-type="string" table:style-name="ce3">
            <text:p>Abogado</text:p>
          </table:table-cell>
          <table:table-cell office:value-type="string" table:style-name="ce3">
            <text:p>Ciencias sociales y humanas</text:p>
          </table:table-cell>
          <table:table-cell office:value-type="float" office:value="10" table:style-name="ce3">
            <text:p>10</text:p>
          </table:table-cell>
          <table:table-cell office:value-type="float" office:value="2255200" table:style-name="ce3">
            <text:p>2255200</text:p>
          </table:table-cell>
          <table:table-cell office:value-type="string" table:style-name="ce3">
            <text:p>El programa de Derecho fue estructurado por un grupo de profesionales de diferentes disciplinas de reconocida trayectoria profesional que buscaban la consolidación de un programa diferente a los programas tradicionalmente ofrecidos. El CES pretendía con su programa, además de las áreas básicas del Derecho, contemplar otras áreas como la Seguridad Social, la Responsabilidad Civil, la Gerencia y las Comunicaciones entre otras.</text:p>
          </table:table-cell>
          <table:table-cell table:number-columns-repeated="16375"/>
        </table:table-row>
        <table:table-row table:style-name="ro2">
          <table:table-cell office:value-type="float" office:value="4" table:style-name="ce3">
            <text:p>4</text:p>
          </table:table-cell>
          <table:table-cell office:value-type="string" table:style-name="ce3">
            <text:p>Fisioterapia</text:p>
          </table:table-cell>
          <table:table-cell office:value-type="float" office:value="5320000" table:style-name="ce3">
            <text:p>5320000</text:p>
          </table:table-cell>
          <table:table-cell office:value-type="float" office:value="4" table:style-name="ce3">
            <text:p>4</text:p>
          </table:table-cell>
          <table:table-cell office:value-type="string" table:style-name="ce3">
            <text:p>Fisioterapeuta</text:p>
          </table:table-cell>
          <table:table-cell office:value-type="string" table:style-name="ce3">
            <text:p>ciencias de la salud</text:p>
          </table:table-cell>
          <table:table-cell office:value-type="float" office:value="10" table:style-name="ce3">
            <text:p>10</text:p>
          </table:table-cell>
          <table:table-cell table:style-name="ce4"/>
          <table:table-cell office:value-type="string" table:style-name="ce3">
            <text:p>La Fisioterapia es una profesión del área de la salud, que estudia el movimiento del hombre aplicado al bienestar de las personas, la familia y la comunidad. El Programa de Fisioterapia del CES forma profesionales con calidad académica y habilidades para desempeñarse en diferentes ambientes como el clínico, el deportivo, ocupacional y de salud pública, entre otros. <text:s/>Podrá desenvolverse en espacios interdisciplinarios y áreas de alta complejidad como las Unidades de Cuidados Intensivos de adultos y neonatos, los centros de alta complejidad clínica y los de alto rendimiento deportivo.</text:p>
          </table:table-cell>
          <table:table-cell table:number-columns-repeated="16375"/>
        </table:table-row>
        <table:table-row table:style-name="ro2">
          <table:table-cell office:value-type="float" office:value="5" table:style-name="ce3">
            <text:p>5</text:p>
          </table:table-cell>
          <table:table-cell office:value-type="string" table:style-name="ce3">
            <text:p>Ingeniería Biomédica</text:p>
          </table:table-cell>
          <table:table-cell office:value-type="float" office:value="6900000" table:style-name="ce3">
            <text:p>6900000</text:p>
          </table:table-cell>
          <table:table-cell office:value-type="float" office:value="4" table:style-name="ce3">
            <text:p>4</text:p>
          </table:table-cell>
          <table:table-cell office:value-type="string" table:style-name="ce3">
            <text:p>Ingeniero Biomedico</text:p>
          </table:table-cell>
          <table:table-cell office:value-type="string" table:style-name="ce3">
            <text:p>Ingenierías</text:p>
          </table:table-cell>
          <table:table-cell office:value-type="float" office:value="10" table:style-name="ce3">
            <text:p>10</text:p>
          </table:table-cell>
          <table:table-cell table:style-name="ce4"/>
          <table:table-cell office:value-type="string" table:style-name="ce3">
            <text:p>La Ingeniería Biomédica es la integración de la Ingeniería, la Biología y la Medicina para el desarrollo de soluciones a los retos tecnológicos y científicos que se presentan en el área de la salud. Como Ingeniero Biomédico de la EIA-CES podrá diseñar, desarrollar y administrar tecnología, además podrá trabajar con material biológico, con el fin de ayudar a la humanidad a través de una atención en salud más oportuna, efectiva y eficiente. En síntesis, la Ingeniería Biomédica conjuga los conocimientos técnicos y científicos con el interés por mejorar la calidad de vida de los seres humanos.</text:p>
          </table:table-cell>
          <table:table-cell table:number-columns-repeated="16375"/>
        </table:table-row>
        <table:table-row table:style-name="ro1">
          <table:table-cell office:value-type="float" office:value="6" table:style-name="ce3">
            <text:p>6</text:p>
          </table:table-cell>
          <table:table-cell office:value-type="string" table:style-name="ce3">
            <text:p>Medicina</text:p>
          </table:table-cell>
          <table:table-cell office:value-type="float" office:value="8189000" table:style-name="ce3">
            <text:p>8189000</text:p>
          </table:table-cell>
          <table:table-cell office:value-type="float" office:value="4" table:style-name="ce3">
            <text:p>4</text:p>
          </table:table-cell>
          <table:table-cell office:value-type="string" table:style-name="ce3">
            <text:p>Medico y Cirujano</text:p>
          </table:table-cell>
          <table:table-cell office:value-type="string" table:style-name="ce3">
            <text:p>Ciencias de la salud</text:p>
          </table:table-cell>
          <table:table-cell office:value-type="float" office:value="12" table:style-name="ce3">
            <text:p>12</text:p>
          </table:table-cell>
          <table:table-cell office:value-type="float" office:value="2373015" table:style-name="ce3">
            <text:p>2373015</text:p>
          </table:table-cell>
          <table:table-cell office:value-type="string" table:style-name="ce3">
            <text:p>El programa de Medicina tiene como objetivo fundamental la formación de profesionales médicos con la más alta calidad humana, ética y científica, que estén comprometidos con el devenir de nuestra sociedad y se adapten a las condiciones de un entorno cambiante, dinámico y competitivo.</text:p>
          </table:table-cell>
          <table:table-cell table:number-columns-repeated="16375"/>
        </table:table-row>
        <table:table-row table:style-name="ro2">
          <table:table-cell office:value-type="float" office:value="7" table:style-name="ce3">
            <text:p>7</text:p>
          </table:table-cell>
          <table:table-cell office:value-type="string" table:style-name="ce3">
            <text:p>Medicina Veterinaria y Zootecnia</text:p>
          </table:table-cell>
          <table:table-cell office:value-type="float" office:value="8189000" table:style-name="ce3">
            <text:p>8189000</text:p>
          </table:table-cell>
          <table:table-cell office:value-type="float" office:value="4" table:style-name="ce3">
            <text:p>4</text:p>
          </table:table-cell>
          <table:table-cell office:value-type="string" table:style-name="ce3">
            <text:p>Medico Veterinario y Zootecnista</text:p>
          </table:table-cell>
          <table:table-cell office:value-type="string" table:style-name="ce3">
            <text:p>Ciencias de la salud</text:p>
          </table:table-cell>
          <table:table-cell office:value-type="float" office:value="10" table:style-name="ce3">
            <text:p>10</text:p>
          </table:table-cell>
          <table:table-cell office:value-type="float" office:value="3240878" table:style-name="ce3">
            <text:p>3240878</text:p>
          </table:table-cell>
          <table:table-cell office:value-type="string" table:style-name="ce3">
            <text:p>El pregrado de Medicina Veterinaria y Zootecnia de la Universidad CES es un programa de educación superior que mediante un compromiso con la excelencia académica forma médicos veterinarios zootecnistas con alta calidad profesional, que pueden brindar soluciones a problemas del sector agropecuario en las áreas de la salud animal, la producción pecuaria, la salud pública veterinaria, la investigación y la gestión empresarial; enmarcados en un compromiso ético y de responsabilidad social en armonía con el bienestar animal y el desarrollo rural sostenible.</text:p>
          </table:table-cell>
          <table:table-cell table:number-columns-repeated="16375"/>
        </table:table-row>
        <table:table-row table:style-name="ro4">
          <table:table-cell office:value-type="float" office:value="8" table:style-name="ce3">
            <text:p>8</text:p>
          </table:table-cell>
          <table:table-cell office:value-type="string" table:style-name="ce3">
            <text:p>Odontología</text:p>
          </table:table-cell>
          <table:table-cell office:value-type="float" office:value="7809000" table:style-name="ce3">
            <text:p>7809000</text:p>
          </table:table-cell>
          <table:table-cell office:value-type="float" office:value="4" table:style-name="ce3">
            <text:p>4</text:p>
          </table:table-cell>
          <table:table-cell office:value-type="string" table:style-name="ce3">
            <text:p>Odontologo</text:p>
          </table:table-cell>
          <table:table-cell office:value-type="string" table:style-name="ce3">
            <text:p>Ciencias de la salud</text:p>
          </table:table-cell>
          <table:table-cell office:value-type="float" office:value="10" table:style-name="ce3">
            <text:p>10</text:p>
          </table:table-cell>
          <table:table-cell office:value-type="float" office:value="1436173" table:style-name="ce3">
            <text:p>1436173</text:p>
          </table:table-cell>
          <table:table-cell office:value-type="string" table:style-name="ce3">
            <text:p>El Programa de Odontología tiene una duración de 10 semestres al final de los cuales el estudiante estará en capacidad de :Diagnosticar y solucionar problemas y situaciones concernientes a la salud oral, individual y colectiva con criterio preventivo y científico.Practicar su profesión odontológica con sentido educativo y de servicio, demostrando una actitud interdisciplinaria y humanística.Investigar los problemas científicos y técnicos de la odontología, haciendo uso de los recursos informáticos y de las nuevas tecnologías.Gerenciar y liderar proyectos únicos e interdisciplinarios relativos a la salud oral de la población.Vincularse a la comunidad científica y gremial, nacional e internacional, mediante propuestas creativas y de repercusión social.Desempeñar su profesión en forma honesta y responsable frente a la sociedad, su propia persona, la Universidad y el gremio de odontólogos.Educar a sus pacientes y a los odontólogos del futuro</text:p>
          </table:table-cell>
          <table:table-cell table:number-columns-repeated="16375"/>
        </table:table-row>
        <table:table-row table:style-name="ro2">
          <table:table-cell office:value-type="float" office:value="9" table:style-name="ce3">
            <text:p>9</text:p>
          </table:table-cell>
          <table:table-cell office:value-type="string" table:style-name="ce3">
            <text:p>Psicología</text:p>
          </table:table-cell>
          <table:table-cell office:value-type="float" office:value="5441000" table:style-name="ce3">
            <text:p>5441000</text:p>
          </table:table-cell>
          <table:table-cell office:value-type="float" office:value="4" table:style-name="ce3">
            <text:p>4</text:p>
          </table:table-cell>
          <table:table-cell office:value-type="string" table:style-name="ce3">
            <text:p>Psicologo</text:p>
          </table:table-cell>
          <table:table-cell office:value-type="string" table:style-name="ce3">
            <text:p>Ciencias sociales y humanas</text:p>
          </table:table-cell>
          <table:table-cell office:value-type="float" office:value="10" table:style-name="ce3">
            <text:p>10</text:p>
          </table:table-cell>
          <table:table-cell office:value-type="float" office:value="1988333" table:style-name="ce3">
            <text:p>1988333</text:p>
          </table:table-cell>
          <table:table-cell office:value-type="string" table:style-name="ce3">
            <text:p>El Psicólogo del CES estará en capacidad de: Utilizar métodos y técnicas psicológicas que le posibiliten llevar a cabo el diagnóstico, orientación, análisis, investigación, prevención y tratamiento individual y grupal.</text:p>
            <text:p>- Participar desde la perspectiva psicológica en la planeación, evaluación y ejecución de planes y programas en diferentes sectores</text:p>
          </table:table-cell>
          <table:table-cell table:number-columns-repeated="16375"/>
        </table:table-row>
        <table:table-row table:style-name="ro5">
          <table:table-cell office:value-type="float" office:value="10" table:style-name="ce3">
            <text:p>10</text:p>
          </table:table-cell>
          <table:table-cell office:value-type="string" table:style-name="ce3">
            <text:p>Química Farmacéutica</text:p>
          </table:table-cell>
          <table:table-cell office:value-type="float" office:value="5168000" table:style-name="ce3">
            <text:p>5168000</text:p>
          </table:table-cell>
          <table:table-cell office:value-type="float" office:value="4" table:style-name="ce3">
            <text:p>4</text:p>
          </table:table-cell>
          <table:table-cell office:value-type="string" table:style-name="ce3">
            <text:p>Quimico Farmaceutico</text:p>
          </table:table-cell>
          <table:table-cell office:value-type="string" table:style-name="ce3">
            <text:p>Ciencias naturales y matemáticas</text:p>
          </table:table-cell>
          <table:table-cell office:value-type="float" office:value="10" table:style-name="ce3">
            <text:p>10</text:p>
          </table:table-cell>
          <table:table-cell table:style-name="ce4"/>
          <table:table-cell office:value-type="string" table:style-name="ce3">
            <text:p>El Químico Farmacéutico puede realizar su labor profesional en diversos campos.</text:p>
            <text:p/>
            <text:p>En la industria farmacéutica:</text:p>
            <text:p>• Diseña y ejecuta programas de investigación y desarrollo científico y tecnológico, de interés para la producción de diversas formas farmacéuticas, medicamentos en todas sus presentaciones, productos biológicos y biotecnológicos, productos cosméticos y fitoterapéuticos.<text:s/></text:p>
            <text:p>• Realiza actividades de investigación clínica para identificar los medicamentos más eficaces para la prevención y tratamiento de las enfermedades de los humanos y los animales.</text:p>
            <text:p>• Desarrolla procesos y procedimientos innovadores para búsqueda de nuevas moléculas de origen químico o de origen biotecnológico útiles para el control de las enfermedades.</text:p>
            <text:p>• Participa y ejecuta proyectos de investigación que integran las ciencias biomédicas y las ciencias naturales, que permitan aprovechar los recursos naturales para la obtención, desarrollo e innovación de medicamentos, alimentos y cosméticos, sin deterioro del equilibrio propio de la biodiversidad.</text:p>
            <text:p>• Realiza investigación científica en campos relacionados con la farmacogenética, la biotecnología farmacéutica, la farmacoepidemiología y la farmacoeconomía, que permita mejorar las condiciones de acceso, cobertura y cuidado de la salud de las poblaciones</text:p>
            <text:p>• Lidera equipos de trabajo dedicados a la investigación farmacéutica, el control de calidad y la producción eficiente de formas farmacéuticas, cosméticos, alimentos y elementos de aseo.</text:p>
          </table:table-cell>
          <table:table-cell table:number-columns-repeated="16375"/>
        </table:table-row>
        <table:table-row table:style-name="ro2">
          <table:table-cell office:value-type="float" office:value="11" table:style-name="ce3">
            <text:p>11</text:p>
          </table:table-cell>
          <table:table-cell office:value-type="string" table:style-name="ce3">
            <text:p>Ecología</text:p>
          </table:table-cell>
          <table:table-cell office:value-type="float" office:value="5168000" table:style-name="ce3">
            <text:p>5168000</text:p>
          </table:table-cell>
          <table:table-cell office:value-type="float" office:value="4" table:style-name="ce3">
            <text:p>4</text:p>
          </table:table-cell>
          <table:table-cell office:value-type="string" table:style-name="ce3">
            <text:p>Ecologo</text:p>
          </table:table-cell>
          <table:table-cell office:value-type="string" table:style-name="ce3">
            <text:p>Ciencias Ambientales</text:p>
          </table:table-cell>
          <table:table-cell office:value-type="float" office:value="10" table:style-name="ce3">
            <text:p>10</text:p>
          </table:table-cell>
          <table:table-cell table:style-name="ce4"/>
          <table:table-cell office:value-type="string" table:style-name="ce3">
            <text:p>El programa de ecología <text:s/>busca formar profesionales en Ecología con alta calidad académica, competentes para dirigir investigaciones tendientes a producir conocimiento y proponer soluciones a los problemas ambientales, destinados a lograr alternativas sostenibles para el aprovechamiento de los recursos naturales, con capacidad de gestionar y administrar los recursos naturales y desempeñarse eficientemente en las instituciones del Sistema Nacional Ambiental.</text:p>
          </table:table-cell>
          <table:table-cell table:number-columns-repeated="16375"/>
        </table:table-row>
        <table:table-row table:style-name="ro1">
          <table:table-cell table:style-name="ce1"/>
          <table:table-cell table:number-columns-repeated="3" table:style-name="ce2"/>
          <table:table-cell table:number-columns-repeated="16380" table:style-name="ce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Arial" svg:font-family="Arial"/>
  </office:font-face-decls>
  <office:styles>
    <number:number-style style:name="N0">
      <number:number number:min-integer-digits="1"/>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niel Velásquez</meta:initial-creator>
    <dc:creator>Daniel Velásquez</dc:creator>
    <meta:creation-date>2014-11-22T19:48:13Z</meta:creation-date>
    <dc:date>2014-11-24T22:00:35Z</dc:date>
    <meta:editing-cycles>1</meta:editing-cycles>
    <meta:editing-duration>PT477S</meta:editing-duration>
  </office:meta>
</office:document-meta>
</file>